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left" draw:textarea-vertical-align="top" draw:auto-grow-height="false" fo:min-height="8.811cm" fo:min-width="18.423cm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min-height="2.969cm" fo:min-width="16.279cm"/>
    </style:style>
    <style:style style:name="gr5" style:family="graphic" style:parent-style-name="standard">
      <style:graphic-properties svg:stroke-color="#000000" draw:marker-end="Arrow" draw:marker-end-width="0.508cm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508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6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.92cm" svg:height="13.843cm" svg:x="23.008cm" svg:y="5.318cm">
            <text:p text:style-name="P1">prevLocation: vector2</text:p>
            <text:p text:style-name="P1">location: vector2</text:p>
            <text:p text:style-name="P1">velocityVector: vector3</text:p>
            <text:p text:style-name="P1">carryingFood: bool</text:p>
            <text:p text:style-name="P1">walkDirectlyHome: bool</text:p>
            <text:p text:style-name="P1">viewRange: number</text:p>
            <text:p text:style-name="P1">viewRangeLandmarks: number</text:p>
            <text:p text:style-name="P1">nearestLandmark: Landmark</text:p>
            <text:p text:style-name="P1">stepsToFollow: number</text:p>
            <text:p text:style-name="P1">globalVector: vector2</text:p>
            <text:p text:style-name="P1">phi: number</text:p>
            <text:p text:style-name="P1">lookingFor: string</text:p>
            <text:p text:style-name="P1">startangle: number</text:p>
            <text:p text:style-name="P1">maxDistance: number</text:p>
            <text:p text:style-name="P1">lostPosition: bool</text:p>
            <text:p text:style-name="P1">searchRadiustimer: number</text:p>
            <text:p text:style-name="P1">TimerWError: number</text:p>
            <text:p text:style-name="P1">livingTime: number</text:p>
            <text:p text:style-name="P1">nearestFoodSourceLocation: vector2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8.924cm" svg:height="1.171cm" svg:x="23.004cm" svg:y="4.175cm">
            <text:p text:style-name="P3"><text:span text:style-name="T1">Ant.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8.923cm" svg:height="9.061cm" svg:x="23.005cm" svg:y="19.117cm">
            <text:p text:style-name="P1">Ant(): Ant[]</text:p>
            <text:p text:style-name="P1">performStep(ground: Ground; dt: number): [Ant, Ground]</text:p>
            <text:p text:style-name="P1">stepStraightTo(point: vector2, dt: number): Ant</text:p>
            <text:p text:style-name="P1">takeRandomStep(dt: number): Ant</text:p>
            <text:p text:style-name="P1">returnHomeUsingPathIntegrator(ground: Ground, dt: number): Ant</text:p>
            <text:p text:style-name="P1">lookAround(center: vector2, dt: number): Ant</text:p>
            <text:p text:style-name="P1">updateLocation(dt: number): Ant</text:p>
            <text:p text:style-name="P1">updateGlobalVector(ground: Ground): Ant</text:p>
            <text:p text:style-name="P1">getLandmarksInRange(ant: Ant): Landmark[]</text:p>
            <text:p text:style-name="P1">getNearestLandmark(ant: Ant): Landmark</text:p>
            <text:p text:style-name="P1">updateNearestFoodSource(ground: Ground): Ant</text:p>
            <text:p text:style-name="P1">setUp(ground: Ground): A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6.776cm" svg:height="3.81cm" svg:x="3.196cm" svg:y="5.666cm">
            <text:p text:style-name="P1">nestLocation: vector2</text:p>
            <text:p text:style-name="P1">foodSourceLocations: vector2[]</text:p>
            <text:p text:style-name="P1">ants: Ant[]</text:p>
            <text:p text:style-name="P1">landmarks: Landmark[]</text:p>
            <text:p text:style-name="P1">timeLapseFactor: number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6.78cm" svg:height="1.171cm" svg:x="3.192cm" svg:y="4.523cm">
            <text:p text:style-name="P3"><text:span text:style-name="T1">Ground.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6.779cm" svg:height="3.219cm" svg:x="3.193cm" svg:y="9.465cm">
            <text:p text:style-name="P1">spawnFoodSource(x: number, y: number): Ground</text:p>
            <text:p text:style-name="P1">collectFoodSource(foodSourceLocation: vector2): Ground</text:p>
            <text:p text:style-name="P1">isLocationAtNest(loc: vector2): bool</text:p>
            <text:p text:style-name="P1">isLocationAtFoodSource(loc: vector2): bool</text:p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1.936cm" svg:height="2.402cm" svg:x="6.243cm" svg:y="18.78cm">
            <text:p text:style-name="P1">location: vector2</text:p>
            <text:p text:style-name="P1">direction: vector2</text:p>
            <text:p text:style-name="P1">status: numb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11.939cm" svg:height="1.171cm" svg:x="6.24cm" svg:y="17.637cm">
            <text:p text:style-name="P3"><text:span text:style-name="T1">Landmark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1.938cm" svg:height="1.778cm" svg:x="6.241cm" svg:y="21.179cm">
            <text:p text:style-name="P1">Landmark(): Landmark[]</text:p>
            <text:p text:style-name="P1">setUp(x: number, y: number): Landmark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3" draw:layer="layout" draw:line-skew="2.669cm" svg:x1="2.31cm" svg:y1="8.188cm" svg:x2="8.925cm" svg:y2="17.175cm" svg:d="M2310 8188v7163h6615v1824" svg:viewBox="0 0 6616 8988">
          <text:p/>
        </draw:connector>
        <draw:line draw:style-name="gr6" draw:text-style-name="P5" draw:layer="layout" svg:x1="2.303cm" svg:y1="8.197cm" svg:x2="3.192cm" svg:y2="8.197cm">
          <text:p/>
        </draw:line>
        <draw:connector draw:style-name="gr7" draw:text-style-name="P5" draw:layer="layout" draw:line-skew="-12.202cm" svg:x1="22.303cm" svg:y1="3.34cm" svg:x2="5.183cm" svg:y2="18.437cm" svg:d="M22303 3340h-20762v15097h3642" svg:viewBox="0 0 20763 15098">
          <text:p/>
        </draw:connector>
        <draw:line draw:style-name="gr6" draw:text-style-name="P5" draw:layer="layout" svg:x1="22.312cm" svg:y1="3.343cm" svg:x2="22.312cm" svg:y2="10.709cm">
          <text:p/>
        </draw:line>
        <draw:line draw:style-name="gr6" draw:text-style-name="P5" draw:layer="layout" svg:x1="22.72cm" svg:y1="10.689cm" svg:x2="22.339cm" svg:y2="10.689cm">
          <text:p/>
        </draw:line>
        <draw:line draw:style-name="gr8" draw:text-style-name="P5" draw:layer="layout" svg:x1="21.48cm" svg:y1="5.191cm" svg:x2="20.083cm" svg:y2="5.191cm">
          <text:p/>
        </draw:line>
        <draw:line draw:style-name="gr6" draw:text-style-name="P5" draw:layer="layout" svg:x1="21.48cm" svg:y1="5.191cm" svg:x2="21.353cm" svg:y2="20.431cm">
          <text:p/>
        </draw:line>
        <draw:line draw:style-name="gr6" draw:text-style-name="P5" draw:layer="layout" svg:x1="21.353cm" svg:y1="20.431cm" svg:x2="22.877cm" svg:y2="20.431cm">
          <text:p/>
        </draw:line>
        <draw:line draw:style-name="gr9" draw:text-style-name="P5" draw:layer="layout" svg:x1="22.962cm" svg:y1="25.257cm" svg:x2="18.39cm" svg:y2="19.669cm">
          <text:p/>
        </draw:line>
        <draw:line draw:style-name="gr9" draw:text-style-name="P5" draw:layer="layout" svg:x1="22.962cm" svg:y1="26.019cm" svg:x2="18.39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Werner</meta:initial-creator>
    <meta:creation-date>2015-11-27T15:23:29</meta:creation-date>
    <dc:date>2015-12-04T10:27:43.994000000</dc:date>
    <meta:editing-duration>PT1H8M58S</meta:editing-duration>
    <meta:editing-cycles>7</meta:editing-cycles>
    <meta:generator>LibreOffice/4.4.5.2$Windows_x86 LibreOffice_project/a22f674fd25a3b6f45bdebf25400ed2adff0ff99</meta:generator>
    <meta:document-statistic meta:object-count="22"/>
  </office:meta>
</office:document-meta>
</file>